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2.514cm" style:auto-text-indent="false"/>
      <style:text-properties fo:color="#000000" style:font-name="Times New Roman" fo:font-size="12pt" fo:language="pt" fo:country="BR" officeooo:rsid="0019b2b9" officeooo:paragraph-rsid="001fb856" fo:background-color="#ffffff" style:font-size-asian="12pt" style:font-size-complex="12pt"/>
    </style:style>
    <style:style style:name="P2" style:family="paragraph" style:parent-style-name="Standard">
      <style:paragraph-properties fo:margin-left="0cm" fo:margin-right="0cm" fo:text-indent="2.514cm" style:auto-text-indent="false"/>
      <style:text-properties fo:color="#000000" style:font-name="Times New Roman" fo:font-size="12pt" fo:language="pt" fo:country="BR" officeooo:rsid="002111fc" officeooo:paragraph-rsid="002111fc" fo:background-color="#ffffff" style:font-size-asian="12pt" style:font-size-complex="12pt"/>
    </style:style>
    <style:style style:name="P3" style:family="paragraph" style:parent-style-name="Standard">
      <style:paragraph-properties fo:margin-left="0cm" fo:margin-right="0cm" fo:text-indent="2.514cm" style:auto-text-indent="false"/>
      <style:text-properties fo:color="#000000" style:font-name="Times New Roman" fo:font-size="12pt" fo:language="pt" fo:country="BR" officeooo:rsid="0021b30b" officeooo:paragraph-rsid="0021b30b" fo:background-color="#ffffff" style:font-size-asian="12pt" style:font-size-complex="12pt"/>
    </style:style>
    <style:style style:name="T1" style:family="text">
      <style:text-properties officeooo:rsid="001fb856"/>
    </style:style>
    <style:style style:name="T2" style:family="text">
      <style:text-properties officeooo:rsid="0021b30b"/>
    </style:style>
    <style:style style:name="T3" style:family="text">
      <style:text-properties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tam os autos de execução da pena aplicada a <text:span text:style-name="T1">JAKSON PATRÍCIO DA CRUZ VILAR</text:span>, em que <text:span text:style-name="T1">a defesa</text:span> pugnou pela retificação da guia <text:span text:style-name="T1">de execução penal</text:span>, alegando erro na sua expedição, <text:span text:style-name="T1">por entender que a data-base a ser utilizada para os cálculos de concessão de benefícios deve ser a data da última prisão, haja vista ter sido utilizado como parâmetro o dia 27/10/2017.</text:span></text:p>
      <text:p text:style-name="P2">Anoto que foi juntada certidão ao evento 174.1 informando que não houve determinação para expedição de mandado de prisão na decisão de unificação (evento 159.1), a qual estabeleceu o regime fechado para cumprimento da pena.</text:p>
      <text:p text:style-name="P2">Relatados.</text:p>
      <text:p text:style-name="P2">O pedido da defesa não merece prosperar, pois verifico que a data de 27/10/2017 corresponde ao dia em que o apenado preencheu os requisitos legais do art. 112 da LEP, havendo concessão de progressão de regime para o semiaberto (evento 114.1).</text:p>
      <text:p text:style-name="P2"><text:span text:style-name="T2">Destarte</text:span>, <text:span text:style-name="T2">o parâmetro para a subsequente progressão de regime é a data na qual o apenado alcançou o requisito objetivo do dispositivo acima mencionado, fazendo jus a ingressar no regime semiaberto, ou seja, 27/10/2017. Nesse sentido, o Supremo Tribunal Federal:</text:span></text:p>
      <text:p text:style-name="P2"><text:span text:style-name="T3">HABEAS CORPUS. EXECUÇÃO PENAL. SUBSEQUENTE PROGRESSÃO DE REGIME. MARCO INICIAL. DATA EM QUE O REEDUCANDO PREENCHEU OS REQUISITOS DO ART. 112 DA LEP. ALTERAÇÃO DO ENTENDIMENTO DA SEXTA TURMA. ADEQUAÇÃO À JURISPRUDÊNCIA DO STF E DA QUINTA TURMA. ORDEM CONCEDIDA DE OFÍCIO.<text:line-break/>1. Revisão da jurisprudência da Sexta Turma desta Corte Superior, para alinhar-se ao posicionamento do Supremo Tribunal Federal e da Quinta Turma de modo a fixar, </text:span><text:span text:style-name="Strong_20_Emphasis"><text:span text:style-name="T3">como data-base para subsequente progressão de regime, aquela em que o reeducando preencheu os requisitos do art. 112 da Lei de Execução Penal e não aquela em que o Juízo das Execuções deferiu o benefício.</text:span></text:span><text:span text:style-name="T3"><text:line-break/>2. Consoante o recente entendimento do Supremo Tribunal, </text:span><text:span text:style-name="Strong_20_Emphasis"><text:span text:style-name="T3">a decisão do Juízo das Execuções, que defere a progressão de regime – reconhecendo o preenchimento dos requisitos objetivo e subjetivo da lei (art. 112 da LEP) – é declaratória, e não constitutiva.</text:span></text:span><text:span text:style-name="T3"> Embora se espere celeridade da análise do pedido, é cediço que a providência jurisdicional, por vezes – como na espécie – demora meses para ser implementada.<text:line-break/>3. Não se pode desconsiderar, em prejuízo do reeducando, o período em que permaneceu cumprindo pena enquanto o Judiciário analisava seu requerimento de progressão.<text:line-break/>4. Habeas corpus não conhecido, mas concedida a ordem de ofício, para restabelecer a decisão do Juízo das Execuções Penais. (STJ, Sexta Turma, HC 369.774/RS, Rel. Min. Rogerio Schietti Cruz, julgado em 22/11/2016) </text:span></text:p>
      <text:p text:style-name="P3">Isto posto, indefiro o pedido da defesa, mantendo a Guia de Execução Penal na forma como lançada.</text:p>
      <text:p text:style-name="P3">P.R.I., expeça-se mandado de pris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09:56:01.425000000</meta:creation-date>
    <dc:date>2019-10-16T10:36:34.387000000</dc:date>
    <meta:editing-duration>PT9M52S</meta:editing-duration>
    <meta:editing-cycles>1</meta:editing-cycles>
    <meta:document-statistic meta:table-count="0" meta:image-count="0" meta:object-count="0" meta:page-count="1" meta:paragraph-count="8" meta:word-count="425" meta:character-count="2661" meta:non-whitespace-character-count="2239"/>
    <meta:generator>LibreOffice/6.0.3.2$Windows_X86_64 LibreOffice_project/8f48d515416608e3a835360314dac7e47fd0b821</meta:generator>
  </office:meta>
</office:document-meta>
</file>